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4ed15" officeooo:paragraph-rsid="0004ed15"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62adc" officeooo:paragraph-rsid="00062ad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language="fr" fo:country="FR" style:text-underline-style="none" fo:font-weight="normal" officeooo:rsid="0004ed15" officeooo:paragraph-rsid="0004ed15"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officeooo:paragraph-rsid="000813a2"/>
    </style:style>
    <style:style style:name="T1" style:family="text">
      <style:text-properties officeooo:rsid="00059a57"/>
    </style:style>
    <style:style style:name="T2" style:family="text">
      <style:text-properties officeooo:rsid="00062adc"/>
    </style:style>
    <style:style style:name="T3" style:family="text">
      <style:text-properties style:font-name="Times New Roman" fo:font-size="12pt" fo:language="fr" fo:country="FR" style:text-underline-style="none" fo:font-weight="normal" officeooo:rsid="00062adc" style:font-size-asian="10.5pt" style:font-weight-asian="normal" style:font-size-complex="12pt" style:font-weight-complex="normal"/>
    </style:style>
    <style:style style:name="T4" style:family="text">
      <style:text-properties style:font-name="Times New Roman" fo:font-size="12pt" fo:language="fr" fo:country="FR" style:text-underline-style="none" fo:font-weight="normal" officeooo:rsid="000813a2" style:font-size-asian="10.5pt" style:font-weight-asian="normal" style:font-size-complex="12pt" style:font-weight-complex="normal"/>
    </style:style>
    <style:style style:name="T5" style:family="text">
      <style:text-properties style:font-name="Times New Roman" fo:font-size="12pt" fo:language="fr" fo:country="FR" style:text-underline-style="none" fo:font-weight="normal" officeooo:rsid="00094f42"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dentité numérique et sa maîtrise</text:p>
      <text:p text:style-name="P1"/>
      <text:p text:style-name="P3">L’identité numérique, c’est toutes les informations que nous laissons de nous sur internet, que ce soit de manière consciente ou non. Les information collectées sont divisées en plusieurs catégories :</text:p>
      <text:p text:style-name="P3">Les informations déclaratives (nom, âge, adresse, etc.), et les informations navigationnelles, données que les sites collectent lorsqu’on les consulte, <text:span text:style-name="T1">comme les produits que nous regardons sur des sites marchands ou les interactions que nous avons sur les réseaux sociaux. Il faut toujours garder en tête que rien n’est privé sur internet, même lorsqu’on pense que c’est le cas. Quoi qu’on dise, le risque d’exposition est toujours très fort, il faut donc faire toujours attention. Les principales dérives en relation à l’identité numérique sont l’usurpation d’identité, </text:span><text:span text:style-name="T2">une mauvaise e-réputation, ou lors de recherche d’emploi, le fait que notre potentiel employeur voit des photos trop festives pour le monde de l’entreprise.</text:span></text:p>
      <text:p text:style-name="P4"><text:span text:style-name="T3">Il est toutefois possible de gérer plus ou moins notre identité numérique, par exemple en supprimant régulièrement les cookies de notre navigateur, qui contiennent beaucoup d’informations sur notre navigation, </text:span><text:span text:style-name="T4">ou en sécurisant nos comptes sur les réseaux sociaux ( mots de passe forts, authentification à deux facteurs, etc...). La méthode la plus efficace pour garder une identité numérique saine est d’utiliser un pseudonyme, de ne pas partager de contenus haineux et surtout de réfléchir avant chaque publication. Si jamais une personne a une identité numérique qui peut nuire à sa réputation, elle peut faire valoir son droit à l’oubli, c’est à dire de faire effacer toutes les informations compromettantes nous concernant.</text:span></text:p>
      <text:p text:style-name="P4"><text:span text:style-name="T4">Pour conclure,</text:span><text:span text:style-name="T5"> l’identité numérique nous définit sur internet, et</text:span><text:span text:style-name="T4"> </text:span><text:span text:style-name="T5">même si</text:span><text:span text:style-name="T4"> nous n’avons pas un contrôle total </text:span><text:span text:style-name="T5">sur celle-ci, nous pouvons tout de même la contrôler afin de la préserver un maximum. </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2-04-08T12:38:00.848000000</dc:date>
    <meta:editing-duration>PT4M46S</meta:editing-duration>
    <meta:editing-cycles>4</meta:editing-cycles>
    <meta:document-statistic meta:table-count="0" meta:image-count="0" meta:object-count="0" meta:page-count="1" meta:paragraph-count="5" meta:word-count="287" meta:character-count="1885" meta:non-whitespace-character-count="1602"/>
  </office:meta>
</office:document-meta>
</file>